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Preformatted_20_Text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Introduction to Spark for Machine Learning</text:h>
      <text:h text:style-name="Heading_20_2" text:outline-level="2">1. What is Apache Spark?</text:h>
      <text:p text:style-name="Text_20_body">Apache Spark is an open-source distributed computing system designed for fast and scalable data processing. It enables large-scale data processing across clusters of computers and provides APIs in Python, Java, Scala, and R.</text:p>
      <text:h text:style-name="Heading_20_3" text:outline-level="3">Key Features:</text:h>
      <text:list xml:id="list4931606436843886456" text:style-name="L1">
        <text:list-item>
          <text:p text:style-name="P1"><text:span text:style-name="Strong_20_Emphasis">Distributed Computing</text:span>: Processes data in parallel across multiple machines.</text:p>
        </text:list-item>
        <text:list-item>
          <text:p text:style-name="P1"><text:span text:style-name="Strong_20_Emphasis">In-Memory Processing</text:span>: Significantly faster than disk-based systems.</text:p>
        </text:list-item>
        <text:list-item>
          <text:p text:style-name="P1"><text:span text:style-name="Strong_20_Emphasis">Fault-Tolerance</text:span>: Automatically recovers from failures.</text:p>
        </text:list-item>
        <text:list-item>
          <text:p text:style-name="P1"><text:span text:style-name="Strong_20_Emphasis">Easy Integration</text:span>: Supports various data sources (HDFS, S3, Databases, etc.).</text:p>
        </text:list-item>
        <text:list-item>
          <text:p text:style-name="P1"><text:span text:style-name="Strong_20_Emphasis">Unified Analytics</text:span>: Supports SQL, streaming, graph processing, and machine learning.</text:p>
        </text:list-item>
      </text:list>
      <text:p text:style-name="Horizontal_20_Line"/>
      <text:h text:style-name="Heading_20_3" text:outline-level="3">Slide 2: Key Spark Concepts</text:h>
      <text:p text:style-name="Text_20_body"><text:span text:style-name="Strong_20_Emphasis">1. Resilient Distributed Dataset (RDD)</text:span></text:p>
      <text:list xml:id="list6118014795241443450" text:style-name="L2">
        <text:list-item>
          <text:p text:style-name="P2">Immutable, distributed collection of objects</text:p>
        </text:list-item>
        <text:list-item>
          <text:p text:style-name="P2">Supports <text:span text:style-name="Strong_20_Emphasis">fault tolerance</text:span> and <text:span text:style-name="Strong_20_Emphasis">parallel processing</text:span></text:p>
        </text:list-item>
        <text:list-item>
          <text:p text:style-name="P2">Not optimized for SQL-style operations</text:p>
        </text:list-item>
      </text:list>
      <text:h text:style-name="Heading_20_2" text:outline-level="2">2. Why Use Spark for Machine Learning?</text:h>
      <text:list xml:id="list1887245015161087736" text:style-name="L3">
        <text:list-item>
          <text:p text:style-name="P3"><text:span text:style-name="Strong_20_Emphasis">Handles Large Datasets</text:span>: Can process terabytes of data efficiently.</text:p>
        </text:list-item>
        <text:list-item>
          <text:p text:style-name="P3"><text:span text:style-name="Strong_20_Emphasis">Scalability</text:span>: Runs on a single machine or a distributed cluster.</text:p>
        </text:list-item>
        <text:list-item>
          <text:p text:style-name="P3"><text:span text:style-name="Strong_20_Emphasis">Built-in ML Library</text:span>: Includes Spark MLlib for scalable ML models.</text:p>
        </text:list-item>
        <text:list-item>
          <text:p text:style-name="P3"><text:span text:style-name="Strong_20_Emphasis">Interoperability</text:span>: Can be used with Pandas, TensorFlow, PyTorch, and other ML frameworks.</text:p>
        </text:list-item>
      </text:list>
      <text:p text:style-name="Text_20_body"><text:span text:style-name="Strong_20_Emphasis">2. DataFrames</text:span></text:p>
      <text:list xml:id="list7697089339551449819" text:style-name="L4">
        <text:list-item>
          <text:p text:style-name="P4">Distributed table similar to Pandas DataFrame</text:p>
        </text:list-item>
        <text:list-item>
          <text:p text:style-name="P4">Optimized for performance using Catalyst optimizer</text:p>
        </text:list-item>
        <text:list-item>
          <text:p text:style-name="P4">Allows SQL-style queries</text:p>
        </text:list-item>
      </text:list>
      <text:p text:style-name="Text_20_body"><text:span text:style-name="Strong_20_Emphasis">3. User-Defined Functions (UDFs)</text:span></text:p>
      <text:list xml:id="list10269744028262986" text:style-name="L5">
        <text:list-item>
          <text:p text:style-name="P5">Custom functions to apply transformations on DataFrames</text:p>
        </text:list-item>
        <text:list-item>
          <text:p text:style-name="P5">Used for tasks like feature engineering in ML workflows</text:p>
        </text:list-item>
      </text:list>
      <text:h text:style-name="Heading_20_3" text:outline-level="3"><text:soft-page-break/>Slide 3: Spark ML &amp; Machine Learning Pipelines</text:h>
      <text:p text:style-name="Text_20_body"><text:span text:style-name="Strong_20_Emphasis">What is Spark ML?</text:span></text:p>
      <text:list xml:id="list1380498953143224543" text:style-name="L6">
        <text:list-item>
          <text:p text:style-name="P6">A library for scalable machine learning</text:p>
        </text:list-item>
        <text:list-item>
          <text:p text:style-name="P6">Provides tools for:</text:p>
          <text:list>
            <text:list-item>
              <text:p text:style-name="P6"><text:span text:style-name="Strong_20_Emphasis">Feature Engineering</text:span> (VectorAssembler, StandardScaler, etc.)</text:p>
            </text:list-item>
            <text:list-item>
              <text:p text:style-name="P6"><text:span text:style-name="Strong_20_Emphasis">Model Training</text:span> (GBTClassifier, RandomForest, etc.)</text:p>
            </text:list-item>
            <text:list-item>
              <text:p text:style-name="P6"><text:span text:style-name="Strong_20_Emphasis">Hyperparameter Tuning</text:span> (CrossValidator, ParamGridBuilder)</text:p>
            </text:list-item>
          </text:list>
        </text:list-item>
      </text:list>
      <text:p text:style-name="Horizontal_20_Line"/>
      <text:h text:style-name="Heading_20_2" text:outline-level="2">3. Spark ML Overview</text:h>
      <text:h text:style-name="Heading_20_3" text:outline-level="3">Spark ML Components:</text:h>
      <text:list xml:id="list5324656705865166762" text:style-name="L7">
        <text:list-item>
          <text:p text:style-name="P7"><text:span text:style-name="Strong_20_Emphasis">DataFrame-based API</text:span>: Uses DataFrames for easier manipulation and optimization.</text:p>
        </text:list-item>
        <text:list-item>
          <text:p text:style-name="P7"><text:span text:style-name="Strong_20_Emphasis">Feature Engineering</text:span>: Provides tools like VectorAssembler, StandardScaler, and StringIndexer.</text:p>
        </text:list-item>
        <text:list-item>
          <text:p text:style-name="P7"><text:span text:style-name="Strong_20_Emphasis">Model Selection &amp; Tuning</text:span>: Supports hyperparameter tuning using CrossValidator and ParamGrid.</text:p>
        </text:list-item>
        <text:list-item>
          <text:p text:style-name="P7"><text:span text:style-name="Strong_20_Emphasis">Classification, Regression, Clustering</text:span>: Implements common ML models like Decision Trees, Random Forests, and Gradient Boosted Trees (GBT).</text:p>
        </text:list-item>
      </text:list>
      <text:h text:style-name="Heading_20_3" text:outline-level="3">Workflow in Spark ML:</text:h>
      <text:list xml:id="list929750809230905965" text:style-name="L8">
        <text:list-item>
          <text:p text:style-name="P8"><text:span text:style-name="Strong_20_Emphasis">Load Data</text:span> → Read from CSV, Parquet, or a database.</text:p>
        </text:list-item>
        <text:list-item>
          <text:p text:style-name="P8"><text:span text:style-name="Strong_20_Emphasis">Preprocess Data</text:span> → Handle missing values, feature scaling, encoding.</text:p>
        </text:list-item>
        <text:list-item>
          <text:p text:style-name="P8"><text:span text:style-name="Strong_20_Emphasis">Feature Engineering</text:span> → Convert raw features into vectors.</text:p>
        </text:list-item>
        <text:list-item>
          <text:p text:style-name="P8"><text:span text:style-name="Strong_20_Emphasis">Train Model</text:span> → Use classifiers like Logistic Regression, Decision Trees, or GBT.</text:p>
        </text:list-item>
        <text:list-item>
          <text:p text:style-name="P8"><text:span text:style-name="Strong_20_Emphasis">Evaluate Model</text:span> → Compute accuracy, AUC, precision-recall.</text:p>
        </text:list-item>
        <text:list-item>
          <text:p text:style-name="P8"><text:span text:style-name="Strong_20_Emphasis">Save &amp; Deploy Model</text:span> → Save trained models for future use.</text:p>
        </text:list-item>
      </text:list>
      <text:p text:style-name="Text_20_body"><text:span text:style-name="Strong_20_Emphasis">Spark ML Pipelines</text:span></text:p>
      <text:list xml:id="list5548496465519726715" text:style-name="L9">
        <text:list-item>
          <text:p text:style-name="P9">Chain multiple ML tasks into a structured workflow</text:p>
        </text:list-item>
        <text:list-item>
          <text:p text:style-name="P9">Similar to <text:span text:style-name="Strong_20_Emphasis">scikit-learn Pipelines</text:span></text:p>
        </text:list-item>
      </text:list>
      <text:h text:style-name="Heading_20_3" text:outline-level="3">Slide 4: Implementing a Binary Classifier in Spark</text:h>
      <text:p text:style-name="Text_20_body"><text:span text:style-name="Strong_20_Emphasis">1. Load &amp; Process Data</text:span></text:p>
      <text:p text:style-name="Preformatted_20_Text"><text:span text:style-name="Source_20_Text">from pyspark.sql import SparkSession</text:span></text:p>
      <text:p text:style-name="P14"><text:span text:style-name="Source_20_Text">from pyspark.ml.feature import VectorAssembler, StandardScaler</text:span></text:p>
      <text:p text:style-name="Horizontal_20_Line"/>
      <text:h text:style-name="Heading_20_2" text:outline-level="2"><text:soft-page-break/>4. Spark ML Example: Binary Classification</text:h>
      <text:h text:style-name="Heading_20_3" text:outline-level="3">Code Example (Using Gradient Boosted Trees)</text:h>
      <text:p text:style-name="Text_20_body"><text:span text:style-name="Strong_20_Emphasis">2. Train a Model</text:span></text:p>
      <text:p text:style-name="Preformatted_20_Text"><text:span text:style-name="Source_20_Text">from pyspark.ml.classification import GBTClassifier</text:span></text:p>
      <text:p text:style-name="Preformatted_20_Text"><text:span text:style-name="Source_20_Text">from pyspark.ml.evaluation import BinaryClassificationEvaluator</text:span></text:p>
      <text:p text:style-name="Preformatted_20_Text"/>
      <text:p text:style-name="Preformatted_20_Text"><text:span text:style-name="Source_20_Text"># Train GBT Model</text:span></text:p>
      <text:p text:style-name="Preformatted_20_Text"><text:span text:style-name="Source_20_Text">gbt = GBTClassifier(featuresCol="scaledFeatures", labelCol="label", maxIter=3, maxDepth=3)</text:span></text:p>
      <text:p text:style-name="Preformatted_20_Text"><text:span text:style-name="Source_20_Text">best_model = gbt.fit(train_df)</text:span></text:p>
      <text:p text:style-name="Preformatted_20_Text"/>
      <text:p text:style-name="Preformatted_20_Text"><text:span text:style-name="Source_20_Text"># Evaluate Model</text:span></text:p>
      <text:p text:style-name="Preformatted_20_Text"><text:span text:style-name="Source_20_Text">predictions = best_model.transform(test_df)</text:span></text:p>
      <text:p text:style-name="Preformatted_20_Text"><text:span text:style-name="Source_20_Text">evaluator = BinaryClassificationEvaluator(labelCol="label", rawPredictionCol="rawPrediction", metricName="areaUnderROC")</text:span></text:p>
      <text:p text:style-name="Preformatted_20_Text"><text:span text:style-name="Source_20_Text">roc_auc = evaluator.evaluate(predictions)</text:span></text:p>
      <text:p text:style-name="Preformatted_20_Text"><text:span text:style-name="Source_20_Text">print(f"ROC-AUC: {roc_auc}")</text:span></text:p>
      <text:p text:style-name="Preformatted_20_Text"/>
      <text:p text:style-name="Preformatted_20_Text"><text:span text:style-name="Source_20_Text"># Save Model</text:span></text:p>
      <text:p text:style-name="P14"><text:span text:style-name="Source_20_Text">best_model.write().overwrite().save("saved_gbt_model")</text:span></text:p>
      <text:h text:style-name="Heading_20_3" text:outline-level="3">Slide 5: Performance Report &amp; Saving Results</text:h>
      <text:p text:style-name="Text_20_body"><text:span text:style-name="Strong_20_Emphasis">1. Generate Performance Report</text:span></text:p>
      <text:p text:style-name="Preformatted_20_Text"><text:span text:style-name="Source_20_Text">report = f"""</text:span></text:p>
      <text:p text:style-name="Preformatted_20_Text"><text:span text:style-name="Source_20_Text">ROC-AUC: {roc_auc:.4f}</text:span></text:p>
      <text:p text:style-name="Preformatted_20_Text"><text:span text:style-name="Source_20_Text">PR-AUC: {pr_auc:.4f}</text:span></text:p>
      <text:p text:style-name="P14"><text:span text:style-name="Source_20_Text">"""</text:span></text:p>
      <text:p text:style-name="Horizontal_20_Line"/>
      <text:h text:style-name="Heading_20_2" text:outline-level="2">5. Hands-on: Running Spark ML Code</text:h>
      <text:h text:style-name="Heading_20_3" text:outline-level="3">Steps to Run the Classifier:</text:h>
      <text:list xml:id="list7080965055872262712" text:style-name="L10">
        <text:list-item>
          <text:p text:style-name="P10"><text:span text:style-name="Strong_20_Emphasis">Set up a Spark environment</text:span> (Databricks, AWS EMR, or local Spark installation).</text:p>
        </text:list-item>
        <text:list-item>
          <text:p text:style-name="P10"><text:span text:style-name="Strong_20_Emphasis">Load labeled data</text:span> from CSV files (fraud and non-fraud datasets).</text:p>
        </text:list-item>
        <text:list-item>
          <text:p text:style-name="P10"><text:span text:style-name="Strong_20_Emphasis">Preprocess data</text:span> (convert embeddings to vectors, normalize features).</text:p>
        </text:list-item>
        <text:list-item>
          <text:p text:style-name="P10"><text:span text:style-name="Strong_20_Emphasis">Train the classifier</text:span> using GBT.</text:p>
        </text:list-item>
        <text:list-item>
          <text:p text:style-name="P10"><text:span text:style-name="Strong_20_Emphasis">Evaluate performance</text:span> (ROC-AUC, precision, recall, F1-score).</text:p>
        </text:list-item>
        <text:list-item>
          <text:p text:style-name="P10"><text:span text:style-name="Strong_20_Emphasis">Save the model</text:span> for future inference.</text:p>
        </text:list-item>
      </text:list>
      <text:p text:style-name="Text_20_body"><text:span text:style-name="Strong_20_Emphasis">2. Save Predictions</text:span></text:p>
      <text:p text:style-name="P14"><text:span text:style-name="Source_20_Text">predictions.select("docid", "label", "prediction").write.csv("predictions.csv", header=True)</text:span></text:p>
      <text:h text:style-name="Heading_20_3" text:outline-level="3">Running in Databricks or Local Spark:</text:h>
      <text:list xml:id="list7704405605673714948" text:style-name="L11">
        <text:list-item>
          <text:p text:style-name="P11">Use <text:span text:style-name="Source_20_Text">spark.read.csv("data.csv")</text:span> to load datasets.</text:p>
        </text:list-item>
        <text:list-item>
          <text:p text:style-name="P11"><text:soft-page-break/>Run <text:span text:style-name="Source_20_Text">spark-submit</text:span> for batch jobs.</text:p>
        </text:list-item>
        <text:list-item>
          <text:p text:style-name="P11">Use Databricks notebooks for interactive Spark ML development.</text:p>
        </text:list-item>
      </text:list>
      <text:p text:style-name="Text_20_body"><text:span text:style-name="Strong_20_Emphasis">3. Save Model for Reuse</text:span></text:p>
      <text:p text:style-name="Preformatted_20_Text"><text:span text:style-name="Source_20_Text">model_path = "saved_gbt_model"</text:span></text:p>
      <text:p text:style-name="Preformatted_20_Text"><text:span text:style-name="Source_20_Text">best_model.write().overwrite().save(model_path)</text:span></text:p>
      <text:p text:style-name="P14"><text:span text:style-name="Source_20_Text">print(f"✅ Model saved at: {model_path}")</text:span></text:p>
      <text:h text:style-name="Heading_20_3" text:outline-level="3">Slide 6: Key Takeaways</text:h>
      <text:list xml:id="list7949483376352991349" text:style-name="L12">
        <text:list-item>
          <text:p text:style-name="P12">Spark is a powerful tool for distributed ML on large datasets</text:p>
        </text:list-item>
        <text:list-item>
          <text:p text:style-name="P12">Spark ML provides <text:span text:style-name="Strong_20_Emphasis">scalable machine learning pipelines</text:span></text:p>
        </text:list-item>
        <text:list-item>
          <text:p text:style-name="P12"><text:span text:style-name="Strong_20_Emphasis">RDDs, DataFrames, and UDFs</text:span> help with efficient data handling</text:p>
        </text:list-item>
        <text:list-item>
          <text:p text:style-name="P12">Spark’s built-in ML tools simplify training, evaluation, and deployment</text:p>
        </text:list-item>
      </text:list>
      <text:p text:style-name="Horizontal_20_Line"/>
      <text:h text:style-name="Heading_20_2" text:outline-level="2">Conclusion</text:h>
      <text:list xml:id="list9193386070019779488" text:style-name="L13">
        <text:list-item>
          <text:p text:style-name="P13">Apache Spark is a powerful framework for scalable machine learning.</text:p>
        </text:list-item>
        <text:list-item>
          <text:p text:style-name="P13">Spark ML simplifies model training and deployment at scale.</text:p>
        </text:list-item>
        <text:list-item>
          <text:p text:style-name="P13">The Spark GBT classifier can efficiently handle large datasets for fraud detection and other binary classification tasks.</text:p>
        </text:list-item>
      </text:list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43S</meta:editing-duration>
    <meta:editing-cycles>5</meta:editing-cycles>
    <meta:generator>OpenOffice/4.1.15$Win32 OpenOffice.org_project/4115m2$Build-9813</meta:generator>
    <dc:date>2025-03-05T09:53:33.13</dc:date>
    <meta:document-statistic meta:table-count="0" meta:image-count="0" meta:object-count="0" meta:page-count="4" meta:paragraph-count="101" meta:word-count="691" meta:character-count="5044"/>
    <meta:user-defined meta:name="Info 1"/>
    <meta:user-defined meta:name="Info 2"/>
    <meta:user-defined meta:name="Info 3"/>
    <meta:user-defined meta:name="Info 4"/>
  </office:meta>
</office:document-meta>
</file>